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</office:automatic-styles>
  <office:body>
    <office:text text:use-soft-page-breaks="true">
      <text:p text:style-name="P1">Wolfbeat</text:p>
      <text:p text:style-name="Normal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439545231" office:target-frame-name="_top" xlink:show="replace"><text:span text:style-name="Hyperlink">User interface</text:span><text:tab/>1</text:a></text:p>
          <text:p text:style-name="P3"><text:a xlink:href="#_Toc439545232" office:target-frame-name="_top" xlink:show="replace"><text:span text:style-name="Hyperlink">Playlists</text:span><text:tab/>1</text:a></text:p>
          <text:p text:style-name="P4"><text:a xlink:href="#_Toc439545233" office:target-frame-name="_top" xlink:show="replace"><text:span text:style-name="Hyperlink">Artists</text:span><text:tab/>1</text:a></text:p>
        </text:index-body>
      </text:table-of-content>
      <text:p text:style-name="Normal"/>
      <text:p text:style-name="Normal"/>
      <text:h text:style-name="Heading1" text:outline-level="1"><text:bookmark-start text:name="_Toc439545231"/>User interface<text:bookmark-end text:name="_Toc439545231"/></text:h>
      <text:p text:style-name="Normal">Custom user title and minimize + maximize + exit buttons.</text:p>
      <text:p text:style-name="Normal"/>
      <text:h text:style-name="Heading2" text:outline-level="2"><text:bookmark-start text:name="_Toc439545232"/>Playlists<text:bookmark-end text:name="_Toc439545232"/></text:h>
      <text:p text:style-name="Normal">Playlists are created by users, Users can create a name for the play list and drag and drop all music into 1 playlist</text:p>
      <text:p text:style-name="Normal"/>
      <text:p text:style-name="Normal">Support dragging and dropping into each user category</text:p>
      <text:p text:style-name="Normal"/>
      <text:h text:style-name="Heading2" text:outline-level="2"><text:bookmark-start text:name="_Toc439545233"/>Artists<text:bookmark-end text:name="_Toc439545233"/></text:h>
      <text:p text:style-name="Normal">Take note of this programming to get the first image:</text:p>
      <text:p text:style-name="Normal"><text:a xlink:href="http://www.codeproject.com/Articles/11876/An-API-for-Google-Image-Search" office:target-frame-name="_top" xlink:show="replace"><text:span text:style-name="Hyperlink">http://www.codeproject.com/Articles/11876/An-API-for-Google-Image-Search</text:span></text:a></text:p>
      <text:p text:style-name="Normal">Place in a circle face with name right below them</text:p>
      <text:p text:style-name="Normal">Or maybe import custom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ack Davidson</meta:initial-creator>
    <dc:creator>Zack Davidson</dc:creator>
    <meta:creation-date>2016-01-03T00:34:00Z</meta:creation-date>
    <dc:date>2016-01-03T00:45:00Z</dc:date>
    <meta:template xlink:href="Normal" xlink:type="simple"/>
    <meta:editing-cycles>3</meta:editing-cycles>
    <meta:editing-duration>PT660S</meta:editing-duration>
    <meta:document-statistic meta:page-count="1" meta:paragraph-count="1" meta:word-count="124" meta:character-count="836" meta:row-count="5" meta:non-whitespace-character-count="713"/>
  </office:meta>
</office:document-meta>
</file>